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0000005942FE8570165B6588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0.1181in" svg:height="7.2236in" draw:z-index="0"><draw:image xlink:href="Pictures/10000001000007D0000005942FE8570165B658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22:04:23.314707189</meta:creation-date>
    <meta:print-date>2022-10-14T22:07:23.787331602</meta:print-date>
    <dc:date>2022-10-14T22:08:30.010115521</dc:date>
    <meta:editing-duration>PT4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Linux_X86_64 LibreOffice_project/40$Build-2</meta:generator>
  </office:meta>
</office:document-meta>
</file>